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0dc0b" officeooo:paragraph-rsid="0000dc0b" style:font-size-asian="12.25pt" style:font-size-complex="14pt"/>
    </style:style>
    <style:style style:name="T1" style:family="text">
      <style:text-properties style:font-name="Liberation Serif" style:font-name-asian="Liberation Serif" style:font-name-complex="Liberation Seri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ля CSD необхідно використовувати 256 біт число uint8_t, </text:p>
      <text:p text:style-name="P1">вимоги :</text:p>
      <text:p text:style-name="P1">- можливість юзер інпуту даних користувача для впливу на регуляцію майнингу</text:p>
      <text:p text:style-name="P1">- вплив минулого CSD <text:s/>на поточний <text:s/>CSD вираховується за формулою</text:p>
      <text:p text:style-name="P1"/>
      <text:p text:style-name="P1"/>
      <text:p text:style-name="P1"><text:span text:style-name="T1"><draw:frame draw:style-name="fr1" draw:name="Object1" text:anchor-type="as-char" svg:y="-1.022in" svg:width="2.5528in" svg:height="2.0236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s/>тобто 1 відсоток від введеного користувачем та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21:47:51.671323707</meta:creation-date>
    <dc:date>2023-04-20T14:20:08.426211415</dc:date>
    <meta:editing-duration>PT1H53M58S</meta:editing-duration>
    <meta:editing-cycles>3</meta:editing-cycles>
    <meta:generator>LibreOffice/7.5.1.2$Linux_X86_64 LibreOffice_project/fcbaee479e84c6cd81291587d2ee68cba099e129</meta:generator>
    <meta:document-statistic meta:table-count="0" meta:image-count="0" meta:object-count="1" meta:page-count="1" meta:paragraph-count="5" meta:word-count="38" meta:character-count="252" meta:non-whitespace-character-count="214"/>
  </office:meta>
</office:document-meta>
</file>

<file path=Object 1/content.xml><?xml version="1.0" encoding="utf-8"?>
<math xmlns="http://www.w3.org/1998/Math/MathML" display="block">
  <semantics>
    <mtable>
      <mtr>
        <mtd>
          <mrow>
            <mi>I</mi>
            <mo stretchy="false">=</mo>
            <mi mathvariant="italic">CSD</mi>
          </mrow>
        </mtd>
      </mtr>
      <mtr>
        <mtd>
          <mrow/>
        </mtd>
      </mtr>
      <mtr>
        <mtd>
          <mrow>
            <mi>U</mi>
            <mo stretchy="false">∈</mo>
            <mrow>
              <mo fence="true" form="prefix" stretchy="false">{</mo>
              <mrow>
                <mrow>
                  <mn>0</mn>
                  <mi>,</mi>
                  <mn>255</mn>
                </mrow>
              </mrow>
              <mo fence="true" form="postfix" stretchy="false">}</mo>
            </mrow>
          </mrow>
        </mtd>
      </mtr>
      <mtr>
        <mtd>
          <mrow>
            <msub>
              <mi>I</mi>
              <mi>n</mi>
            </msub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row>
                          <mfrac>
                            <mi>U</mi>
                            <mn>100</mn>
                          </mfrac>
                          <mo stretchy="false">+</mo>
                          <mfrac>
                            <msub>
                              <mi>I</mi>
                              <mrow>
                                <mi>n</mi>
                                <mo stretchy="false">−</mo>
                                <mn>1</mn>
                              </mrow>
                            </msub>
                            <mn>100</mn>
                          </mfrac>
                        </mrow>
                        <mtext>    if </mtext>
                        <mrow>
                          <mi>U</mi>
                          <mo stretchy="false">≤</mo>
                          <mn>125</mn>
                        </mrow>
                      </mrow>
                    </mtd>
                  </mtr>
                  <mtr>
                    <mtd>
                      <mrow>
                        <mrow>
                          <mfrac>
                            <mi>U</mi>
                            <mn>100</mn>
                          </mfrac>
                          <mo stretchy="false">−</mo>
                          <mfrac>
                            <msub>
                              <mi>I</mi>
                              <mrow>
                                <mi>n</mi>
                                <mo stretchy="false">−</mo>
                                <mn>1</mn>
                              </mrow>
                            </msub>
                            <mn>100</mn>
                          </mfrac>
                        </mrow>
                        <mtext>   if </mtext>
                        <mrow>
                          <mi>U</mi>
                          <mo stretchy="false">&gt;</mo>
                          <mn>125</mn>
                        </mrow>
                      </mrow>
                    </mtd>
                  </mtr>
                </mtable>
              </mrow>
            </mrow>
          </mrow>
        </mtd>
      </mtr>
    </mtable>
    <annotation encoding="StarMath 5.0">I = CSD newline newline
U   in  lbrace  {0, 255} rbrace   newline  
I_n = left lbrace  stack {{U over 100} +{I_{n-1} over 100} "    if " U&lt;= 125  # {U over 100} - {I_{n-1} over 100} "   if " U &gt; 125 } right none </annotation>
  </semantics>
</math>
</file>